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9EB3B7FCFAA60090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2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7cm" svg:height="1.525cm" svg:x="0.635cm" svg:y="13.765cm">
          <draw:text-box>
            <text:p><text:span text:style-name="T1">Hoon SCHOOL LIVE <text:s/>@ <text:s/>LESSON 5</text:span></text:p>
          </draw:text-box>
        </draw:frame>
        <draw:frame draw:style-name="gr2" draw:text-style-name="P2" draw:layer="layout" svg:width="25.688cm" svg:height="1.525cm" svg:x="0.635cm" svg:y="15.682cm">
          <draw:text-box>
            <text:p><text:span text:style-name="T2">A</text:span><text:span text:style-name="T3">the Subject</text:span></text:p>
          </draw:text-box>
        </draw:frame>
        <draw:frame draw:style-name="gr3" draw:text-style-name="P3" draw:layer="layout" svg:width="9.03cm" svg:height="11.817cm" svg:x="9.596cm" svg:y="1.227cm">
          <draw:image xlink:href="Pictures/10000001000002000000029EB3B7FCFAA600902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10-05T13:44:09.544439637</dc:date>
    <meta:editing-duration>PT7H50M14S</meta:editing-duration>
    <meta:editing-cycles>221</meta:editing-cycles>
    <meta:generator>LibreOffice/7.2.7.2$Linux_X86_64 LibreOffice_project/20$Build-2</meta:generator>
    <meta:document-statistic meta:object-count="26"/>
  </office:meta>
</office:document-meta>
</file>